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A0000014EA362CE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6453in" svg:y="-0.0417in" svg:width="6.9252in" svg:height="1.2083in" draw:z-index="0"><draw:image xlink:href="Pictures/100000010000077A0000014EA362CE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08:24:50.862463625</meta:creation-date>
    <dc:date>2025-12-10T08:59:46.188462186</dc:date>
    <meta:editing-duration>PT34M57S</meta:editing-duration>
    <meta:editing-cycles>2</meta:editing-cycles>
    <meta:generator>LibreOffice/25.2.6.2$Linux_X86_64 LibreOffice_project/52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